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2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5.43mm"/>
    </style:style>
    <style:style style:name="co4" style:family="table-column">
      <style:table-column-properties fo:break-before="auto" style:column-width="18.64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6.09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13.1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hina</text:p>
          </table:table-cell>
          <table:table-cell office:value-type="float" office:value="1439323776" calcext:value-type="float">
            <text:p>1439323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80004385" calcext:value-type="float">
            <text:p>1380004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1002651" calcext:value-type="float">
            <text:p>331002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3523615" calcext:value-type="float">
            <text:p>273523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20892340" calcext:value-type="float">
            <text:p>220892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559417" calcext:value-type="float">
            <text:p>212559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6139589" calcext:value-type="float">
            <text:p>206139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689383" calcext:value-type="float">
            <text:p>164689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34462" calcext:value-type="float">
            <text:p>1459344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932753" calcext:value-type="float">
            <text:p>128932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476461" calcext:value-type="float">
            <text:p>126476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963588" calcext:value-type="float">
            <text:p>114963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581078" calcext:value-type="float">
            <text:p>10958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2334404" calcext:value-type="float">
            <text:p>102334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338579" calcext:value-type="float">
            <text:p>97338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 Congo</text:p>
          </table:table-cell>
          <table:table-cell office:value-type="float" office:value="89561403" calcext:value-type="float">
            <text:p>8956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339067" calcext:value-type="float">
            <text:p>84339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992949" calcext:value-type="float">
            <text:p>839929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83942" calcext:value-type="float">
            <text:p>83783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99978" calcext:value-type="float">
            <text:p>69799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86011" calcext:value-type="float">
            <text:p>67886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73511" calcext:value-type="float">
            <text:p>6527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61826" calcext:value-type="float">
            <text:p>604618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734218" calcext:value-type="float">
            <text:p>59734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308690" calcext:value-type="float">
            <text:p>59308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409800" calcext:value-type="float">
            <text:p>54409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771296" calcext:value-type="float">
            <text:p>53771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9185" calcext:value-type="float">
            <text:p>51269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882891" calcext:value-type="float">
            <text:p>50882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4778" calcext:value-type="float">
            <text:p>46754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741007" calcext:value-type="float">
            <text:p>45741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95774" calcext:value-type="float">
            <text:p>45195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851044" calcext:value-type="float">
            <text:p>438510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849260" calcext:value-type="float">
            <text:p>438492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33762" calcext:value-type="float">
            <text:p>437337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222493" calcext:value-type="float">
            <text:p>40222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928346" calcext:value-type="float">
            <text:p>38928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46611" calcext:value-type="float">
            <text:p>37846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742154" calcext:value-type="float">
            <text:p>37742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910560" calcext:value-type="float">
            <text:p>36910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813871" calcext:value-type="float">
            <text:p>348138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469203" calcext:value-type="float">
            <text:p>33469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971854" calcext:value-type="float">
            <text:p>32971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866272" calcext:value-type="float">
            <text:p>32866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365999" calcext:value-type="float">
            <text:p>32365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255435" calcext:value-type="float">
            <text:p>31255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1072940" calcext:value-type="float">
            <text:p>31072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825964" calcext:value-type="float">
            <text:p>29825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136808" calcext:value-type="float">
            <text:p>29136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35940" calcext:value-type="float">
            <text:p>28435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691018" calcext:value-type="float">
            <text:p>27691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545863" calcext:value-type="float">
            <text:p>26545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6378274" calcext:value-type="float">
            <text:p>263782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78816" calcext:value-type="float">
            <text:p>25778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99884" calcext:value-type="float">
            <text:p>25499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206644" calcext:value-type="float">
            <text:p>24206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16775" calcext:value-type="float">
            <text:p>23816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413249" calcext:value-type="float">
            <text:p>21413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903273" calcext:value-type="float">
            <text:p>20903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250833" calcext:value-type="float">
            <text:p>20250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37691" calcext:value-type="float">
            <text:p>19237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129952" calcext:value-type="float">
            <text:p>19129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116201" calcext:value-type="float">
            <text:p>19116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76707" calcext:value-type="float">
            <text:p>18776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383955" calcext:value-type="float">
            <text:p>183839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915568" calcext:value-type="float">
            <text:p>17915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643054" calcext:value-type="float">
            <text:p>17643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500658" calcext:value-type="float">
            <text:p>17500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34872" calcext:value-type="float">
            <text:p>171348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743927" calcext:value-type="float">
            <text:p>1674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718965" calcext:value-type="float">
            <text:p>16718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425864" calcext:value-type="float">
            <text:p>16425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893222" calcext:value-type="float">
            <text:p>15893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62924" calcext:value-type="float">
            <text:p>14862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132795" calcext:value-type="float">
            <text:p>13132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952218" calcext:value-type="float">
            <text:p>12952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123200" calcext:value-type="float">
            <text:p>12123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90784" calcext:value-type="float">
            <text:p>11890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818619" calcext:value-type="float">
            <text:p>11818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73021" calcext:value-type="float">
            <text:p>11673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89623" calcext:value-type="float">
            <text:p>115896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402528" calcext:value-type="float">
            <text:p>11402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6616" calcext:value-type="float">
            <text:p>11326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93725" calcext:value-type="float">
            <text:p>11193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47910" calcext:value-type="float">
            <text:p>10847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ech Republic (Czechia)</text:p>
          </table:table-cell>
          <table:table-cell office:value-type="float" office:value="10708981" calcext:value-type="float">
            <text:p>10708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23054" calcext:value-type="float">
            <text:p>10423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203134" calcext:value-type="float">
            <text:p>10203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196709" calcext:value-type="float">
            <text:p>1019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39177" calcext:value-type="float">
            <text:p>10139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99265" calcext:value-type="float">
            <text:p>10099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904607" calcext:value-type="float">
            <text:p>99046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90402" calcext:value-type="float">
            <text:p>98904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0351" calcext:value-type="float">
            <text:p>9660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537645" calcext:value-type="float">
            <text:p>9537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323" calcext:value-type="float">
            <text:p>9449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9006398" calcext:value-type="float">
            <text:p>9006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47024" calcext:value-type="float">
            <text:p>8947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737371" calcext:value-type="float">
            <text:p>8737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55535" calcext:value-type="float">
            <text:p>8655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54622" calcext:value-type="float">
            <text:p>8654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78724" calcext:value-type="float">
            <text:p>82787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76983" calcext:value-type="float">
            <text:p>7976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96981" calcext:value-type="float">
            <text:p>7496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75560" calcext:value-type="float">
            <text:p>7275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32538" calcext:value-type="float">
            <text:p>7132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48445" calcext:value-type="float">
            <text:p>6948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71292" calcext:value-type="float">
            <text:p>68712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25445" calcext:value-type="float">
            <text:p>6825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24554" calcext:value-type="float">
            <text:p>6624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24195" calcext:value-type="float">
            <text:p>6524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86205" calcext:value-type="float">
            <text:p>64862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31200" calcext:value-type="float">
            <text:p>6031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50342" calcext:value-type="float">
            <text:p>5850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92202" calcext:value-type="float">
            <text:p>5792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40720" calcext:value-type="float">
            <text:p>5540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5518087" calcext:value-type="float">
            <text:p>55180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642" calcext:value-type="float">
            <text:p>5459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21241" calcext:value-type="float">
            <text:p>54212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106626" calcext:value-type="float">
            <text:p>5106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101414" calcext:value-type="float">
            <text:p>5101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94118" calcext:value-type="float">
            <text:p>5094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57681" calcext:value-type="float">
            <text:p>5057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37786" calcext:value-type="float">
            <text:p>4937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29767" calcext:value-type="float">
            <text:p>48297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22233" calcext:value-type="float">
            <text:p>4822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49658" calcext:value-type="float">
            <text:p>4649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14767" calcext:value-type="float">
            <text:p>43147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70571" calcext:value-type="float">
            <text:p>4270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05267" calcext:value-type="float">
            <text:p>4105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3963" calcext:value-type="float">
            <text:p>40339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89167" calcext:value-type="float">
            <text:p>3989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46421" calcext:value-type="float">
            <text:p>3546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3730" calcext:value-type="float">
            <text:p>3473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0819" calcext:value-type="float">
            <text:p>3280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78290" calcext:value-type="float">
            <text:p>32782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3243" calcext:value-type="float">
            <text:p>2963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61167" calcext:value-type="float">
            <text:p>2961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81053" calcext:value-type="float">
            <text:p>2881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7797" calcext:value-type="float">
            <text:p>2877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60853" calcext:value-type="float">
            <text:p>2860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2289" calcext:value-type="float">
            <text:p>2722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40905" calcext:value-type="float">
            <text:p>2540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16668" calcext:value-type="float">
            <text:p>2416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51627" calcext:value-type="float">
            <text:p>2351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25734" calcext:value-type="float">
            <text:p>2225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42249" calcext:value-type="float">
            <text:p>2142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74" calcext:value-type="float">
            <text:p>2083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938" calcext:value-type="float">
            <text:p>2078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68001" calcext:value-type="float">
            <text:p>1968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86198" calcext:value-type="float">
            <text:p>1886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701575" calcext:value-type="float">
            <text:p>1701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402985" calcext:value-type="float">
            <text:p>1402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9488" calcext:value-type="float">
            <text:p>1399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535" calcext:value-type="float">
            <text:p>1326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8445" calcext:value-type="float">
            <text:p>1318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768" calcext:value-type="float">
            <text:p>1271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7359" calcext:value-type="float">
            <text:p>1207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60164" calcext:value-type="float">
            <text:p>1160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8000" calcext:value-type="float">
            <text:p>98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6445" calcext:value-type="float">
            <text:p>896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5312" calcext:value-type="float">
            <text:p>895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9601" calcext:value-type="float">
            <text:p>869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6552" calcext:value-type="float">
            <text:p>786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71608" calcext:value-type="float">
            <text:p>771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6884" calcext:value-type="float">
            <text:p>686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9335" calcext:value-type="float">
            <text:p>649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66" calcext:value-type="float">
            <text:p>6280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5978" calcext:value-type="float">
            <text:p>625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7339" calcext:value-type="float">
            <text:p>597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6632" calcext:value-type="float">
            <text:p>586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5987" calcext:value-type="float">
            <text:p>555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548914" calcext:value-type="float">
            <text:p>548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40544" calcext:value-type="float">
            <text:p>5405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543" calcext:value-type="float">
            <text:p>441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nei </text:p>
          </table:table-cell>
          <table:table-cell office:value-type="float" office:value="437479" calcext:value-type="float">
            <text:p>437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24" calcext:value-type="float">
            <text:p>4001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7628" calcext:value-type="float">
            <text:p>397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3244" calcext:value-type="float">
            <text:p>3932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265" calcext:value-type="float">
            <text:p>375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1243" calcext:value-type="float">
            <text:p>341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7145" calcext:value-type="float">
            <text:p>307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8682" calcext:value-type="float">
            <text:p>298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75" calcext:value-type="float">
            <text:p>287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5498" calcext:value-type="float">
            <text:p>2854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908" calcext:value-type="float">
            <text:p>280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2815" calcext:value-type="float">
            <text:p>272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float" office:value="219159" calcext:value-type="float">
            <text:p>219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414" calcext:value-type="float">
            <text:p>198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627" calcext:value-type="float">
            <text:p>183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863" calcext:value-type="float">
            <text:p>173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775" calcext:value-type="float">
            <text:p>168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4093" calcext:value-type="float">
            <text:p>1640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449" calcext:value-type="float">
            <text:p>119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523" calcext:value-type="float">
            <text:p>112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. Vincent &amp; Grenadines</text:p>
          </table:table-cell>
          <table:table-cell office:value-type="float" office:value="110940" calcext:value-type="float">
            <text:p>110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766" calcext:value-type="float">
            <text:p>106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695" calcext:value-type="float">
            <text:p>105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25" calcext:value-type="float">
            <text:p>104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347" calcext:value-type="float">
            <text:p>98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929" calcext:value-type="float">
            <text:p>97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5033" calcext:value-type="float">
            <text:p>85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65" calcext:value-type="float">
            <text:p>7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86" calcext:value-type="float">
            <text:p>71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722" calcext:value-type="float">
            <text:p>657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278" calcext:value-type="float">
            <text:p>62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90" calcext:value-type="float">
            <text:p>59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559" calcext:value-type="float">
            <text:p>575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70" calcext:value-type="float">
            <text:p>56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191" calcext:value-type="float">
            <text:p>55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float" office:value="53199" calcext:value-type="float">
            <text:p>5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63" calcext:value-type="float">
            <text:p>48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876" calcext:value-type="float">
            <text:p>42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242" calcext:value-type="float">
            <text:p>39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717" calcext:value-type="float">
            <text:p>38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666" calcext:value-type="float">
            <text:p>38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28" calcext:value-type="float">
            <text:p>38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31" calcext:value-type="float">
            <text:p>339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1" calcext:value-type="float">
            <text:p>33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231" calcext:value-type="float">
            <text:p>30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223" calcext:value-type="float">
            <text:p>26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94" calcext:value-type="float">
            <text:p>18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4" calcext:value-type="float">
            <text:p>17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5003" calcext:value-type="float">
            <text:p>15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92" calcext:value-type="float">
            <text:p>11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39" calcext:value-type="float">
            <text:p>11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24" calcext:value-type="float">
            <text:p>10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7" calcext:value-type="float">
            <text:p>98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7" calcext:value-type="float">
            <text:p>6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794" calcext:value-type="float">
            <text:p>57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2" calcext:value-type="float">
            <text:p>4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6" calcext:value-type="float">
            <text:p>1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y See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13:15:58.364865138</meta:creation-date>
    <dc:date>2023-01-05T13:16:47.019142371</dc:date>
    <meta:editing-duration>PT49S</meta:editing-duration>
    <meta:editing-cycles>1</meta:editing-cycles>
    <meta:document-statistic meta:table-count="1" meta:cell-count="470" meta:object-count="0"/>
    <meta:generator>LibreOffice/6.0.7.3$Linux_X86_64 LibreOffice_project/00m0$Build-3</meta:generator>
  </office:meta>
</office:document-meta>
</file>